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30000007B1E225370A139BB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cm" fo:min-width="0.197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56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4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348cm" svg:height="3.253cm" svg:x="13.437cm" svg:y="8.933cm">
          <draw:image xlink:href="Pictures/10000000000000330000007B1E225370A139BB57.png" xlink:type="simple" xlink:show="embed" xlink:actuate="onLoad">
            <text:p/>
          </draw:image>
        </draw:frame>
        <draw:custom-shape draw:style-name="gr2" draw:text-style-name="P2" xml:id="id6" draw:id="id6" draw:layer="layout" svg:width="0.869cm" svg:height="0.203cm" svg:x="13.616cm" svg:y="11.02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203cm" svg:height="1.016cm" svg:x="12.854cm" svg:y="9.4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3" draw:layer="layout" svg:x1="13.616cm" svg:y1="9.498cm" svg:x2="12.854cm" svg:y2="9.498cm">
          <text:p/>
        </draw:line>
        <draw:line draw:style-name="gr4" draw:text-style-name="P3" draw:layer="layout" svg:x1="13.616cm" svg:y1="10.498cm" svg:x2="12.854cm" svg:y2="10.498cm">
          <text:p/>
        </draw:line>
        <draw:custom-shape draw:style-name="gr5" draw:text-style-name="P2" xml:id="id4" draw:id="id4" draw:layer="layout" svg:width="0.177cm" svg:height="0.861cm" svg:x="14.732cm" svg:y="10.06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3.381cm" svg:height="1.673cm" svg:x="9.398cm" svg:y="9.144cm">
          <draw:text-box>
            <text:p>traffic sign</text:p>
            <text:p>offset</text:p>
          </draw:text-box>
        </draw:frame>
        <draw:frame draw:style-name="gr7" draw:text-style-name="P4" xml:id="id5" draw:id="id5" draw:layer="layout" svg:width="2.441cm" svg:height="1.673cm" svg:x="15.593cm" svg:y="10.519cm">
          <draw:text-box>
            <text:p>AR tag</text:p>
            <text:p>size</text:p>
          </draw:text-box>
        </draw:frame>
        <draw:custom-shape draw:style-name="gr5" draw:text-style-name="P2" xml:id="id3" draw:id="id3" draw:layer="layout" svg:width="0.177cm" svg:height="0.861cm" svg:x="14.732cm" svg:y="9.0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xml:id="id1" draw:id="id1" draw:layer="layout" svg:width="0.869cm" svg:height="0.18cm" svg:x="13.616cm" svg:y="8.7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xml:id="id2" draw:id="id2" draw:layer="layout" svg:width="3.381cm" svg:height="1.673cm" svg:x="15.593cm" svg:y="8.741cm">
          <draw:text-box>
            <text:p>traffic sign</text:p>
            <text:p>size</text:p>
          </draw:text-box>
        </draw:frame>
        <draw:connector draw:style-name="gr8" draw:text-style-name="P3" draw:layer="layout" draw:type="curve" svg:x1="14.05cm" svg:y1="8.751cm" svg:x2="17.283cm" svg:y2="8.741cm" draw:start-shape="id1" draw:start-glue-point="0" draw:end-shape="id2" svg:d="M14050 8751c0-765 3233-760 3233-10" svg:viewBox="0 0 3234 574">
          <text:p/>
        </draw:connector>
        <draw:connector draw:style-name="gr8" draw:text-style-name="P3" draw:layer="layout" draw:type="curve" svg:x1="14.909cm" svg:y1="9.528cm" svg:x2="15.593cm" svg:y2="9.577cm" draw:start-shape="id3" draw:start-glue-point="1" draw:end-shape="id2" draw:end-glue-point="3" svg:d="M14909 9528c514 0 173 49 684 49" svg:viewBox="0 0 685 50">
          <text:p/>
        </draw:connector>
        <draw:connector draw:style-name="gr8" draw:text-style-name="P3" draw:layer="layout" draw:type="curve" svg:x1="14.909cm" svg:y1="10.491cm" svg:x2="15.593cm" svg:y2="11.355cm" draw:start-shape="id4" draw:start-glue-point="1" draw:end-shape="id5" draw:end-glue-point="3" svg:d="M14909 10491c514 0 173 864 684 864" svg:viewBox="0 0 685 865">
          <text:p/>
        </draw:connector>
        <draw:connector draw:style-name="gr8" draw:text-style-name="P3" draw:layer="layout" draw:type="curve" svg:x1="14.05cm" svg:y1="11.23cm" svg:x2="16.813cm" svg:y2="12.192cm" draw:start-shape="id6" draw:start-glue-point="2" draw:end-shape="id5" svg:d="M14050 11230c0 2193 2763 1712 2763 962" svg:viewBox="0 0 2764 1593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17:49:37.424460152</meta:creation-date>
    <dc:date>2020-06-15T17:57:07.189704860</dc:date>
    <meta:editing-duration>PT7M30S</meta:editing-duration>
    <meta:editing-cycles>1</meta:editing-cycles>
    <meta:document-statistic meta:object-count="38"/>
    <meta:generator>LibreOffice/5.1.6.2$Linux_X86_64 LibreOffice_project/10m0$Build-2</meta:generator>
  </office:meta>
</office:document-meta>
</file>